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800000315561D14209BBF25D6.png" manifest:media-type="image/png"/>
  <manifest:file-entry manifest:full-path="Pictures/10000000000002B20000034C1BD2691F291020AC.png" manifest:media-type="image/png"/>
  <manifest:file-entry manifest:full-path="Pictures/10000000000002630000032D55BC2EEF71D33A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037cm" svg:height="24cm" svg:x="1.713cm" svg:y="1.5cm">
          <draw:image xlink:href="Pictures/10000000000002630000032D55BC2EEF71D33A3A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18.257cm" svg:height="22.332cm" svg:x="1.485cm" svg:y="3.766cm">
          <draw:image xlink:href="Pictures/10000000000002B20000034C1BD2691F291020AC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" draw:text-style-name="P1" draw:layer="layout" svg:width="8.542cm" svg:height="15.317cm" draw:transform="rotate (1.57306525482249) translate (3.019cm 11cm)">
          <draw:image xlink:href="Pictures/10000000000001B800000315561D14209BBF25D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9T14:14:10.831127530</meta:creation-date>
    <dc:date>2024-08-20T00:05:56.694018339</dc:date>
    <meta:editing-duration>PT9H37M21S</meta:editing-duration>
    <meta:editing-cycles>2</meta:editing-cycles>
    <meta:generator>LibreOffice/7.3.7.2$Linux_X86_64 LibreOffice_project/30$Build-2</meta:generator>
    <meta:document-statistic meta:object-count="3"/>
  </office:meta>
</office:document-meta>
</file>